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roblem set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.5">
            <text:p>3.5</text:p>
          </table:table-cell>
          <table:table-cell table:formula="of:=[.B4]*[.C4]" office:value-type="float" office:value="3.5">
            <text:p>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formula="of:=[.B5]*[.C5]" office:value-type="float" office:value="3.5">
            <text:p>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formula="of:=[.B6]*[.C6]" office:value-type="float" office:value="3.5">
            <text:p>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formula="of:=[.B7]*[.C7]" office:value-type="float" office:value="3.5">
            <text:p>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formula="of:=[.B8]*[.C8]" office:value-type="float" office:value="3.5">
            <text:p>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formula="of:=[.B9]*[.C9]" office:value-type="float" office:value="3.5">
            <text:p>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formula="of:=[.B10]*[.C10]" office:value-type="float" office:value="3.5">
            <text:p>3.5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3.5">
            <text:p>3.5</text:p>
          </table:table-cell>
          <table:table-cell table:formula="of:=[.B11]*[.C11]" office:value-type="float" office:value="0">
            <text:p>0</text:p>
          </table:table-cell>
        </table:table-row>
        <table:table-row table:style-name="ro1">
          <table:table-cell office:value-type="string">
            <text:p>programming</text:p>
          </table:table-cell>
          <table:table-cell table:number-columns-repeated="2"/>
          <table:table-cell table:formula="of:=[.B12]*[.C12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21/24" office:value-type="float" office:value="0.875">
            <text:p>0.875</text:p>
          </table:table-cell>
          <table:table-cell office:value-type="float" office:value="9">
            <text:p>9</text:p>
          </table:table-cell>
          <table:table-cell table:formula="of:=[.B13]*[.C13]" office:value-type="float" office:value="7.875">
            <text:p>7.8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B14]*[.C14]"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B15]*[.C15]" office:value-type="float" office:value="9">
            <text:p>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18/20" office:value-type="float" office:value="0.9">
            <text:p>0.9</text:p>
          </table:table-cell>
          <table:table-cell office:value-type="float" office:value="9">
            <text:p>9</text:p>
          </table:table-cell>
          <table:table-cell table:formula="of:=[.B16]*[.C16]" office:value-type="float" office:value="8.1">
            <text:p>8.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15/24" office:value-type="float" office:value="0.625">
            <text:p>0.625</text:p>
          </table:table-cell>
          <table:table-cell office:value-type="float" office:value="9">
            <text:p>9</text:p>
          </table:table-cell>
          <table:table-cell table:formula="of:=[.B17]*[.C17]" office:value-type="float" office:value="5.625">
            <text:p>5.625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table:formula="of:=[.B18]*[.C18]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9">
            <text:p>9</text:p>
          </table:table-cell>
          <table:table-cell table:formula="of:=[.B19]*[.C19]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table:formula="of:=[.B20]*[.C20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D4:.D20])" office:value-type="float" office:value="64.1">
            <text:p>64.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5">04/25/2012</text:date>, <text:time>19:3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l </meta:initial-creator>
    <meta:creation-date>2012-04-25T18:54:18</meta:creation-date>
    <dc:date>2012-04-25T19:35:02</dc:date>
    <dc:creator>mel </dc:creator>
    <meta:editing-duration>PT37M35S</meta:editing-duration>
    <meta:editing-cycles>4</meta:editing-cycles>
    <meta:generator>LibreOffice/3.4$Linux LibreOffice_project/340m1$Build-402</meta:generator>
    <meta:document-statistic meta:table-count="3" meta:cell-count="70" meta:object-count="0"/>
  </office:meta>
</office:document-meta>
</file>